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550000064011FC0DB4.png"/>
  <manifest:file-entry manifest:media-type="image/png" manifest:full-path="Pictures/100000000000085500000640EA60E182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JD_20_Green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ffc1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solid" draw:stroke-dash="Fine_20_Dashed_20__28_var_29_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solid" draw:fill-color="#cccccc" draw:auto-grow-height="true" draw:auto-grow-width="false" fo:max-height="0cm" fo:min-height="1.02cm"/>
    </style:style>
    <style:style style:name="gr9" style:family="graphic" style:parent-style-name="standard">
      <style:graphic-properties draw:fill="solid" draw:fill-color="#ffffc1" draw:fill-gradient-name="Gradient_20_1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solid" draw:fill-color="#cccccc" draw:fill-image-width="0cm" draw:fill-image-height="0cm" draw:auto-grow-height="true" draw:auto-grow-width="false" fo:max-height="0cm" fo:min-height="3.553cm"/>
    </style:style>
    <style:style style:name="gr11" style:family="graphic" style:parent-style-name="standard">
      <style:graphic-properties draw:fill="solid" draw:fill-color="#ff8080" draw:fill-gradient-name="Gradient_20_1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solid" draw:fill-color="#cccccc" draw:auto-grow-height="true" draw:auto-grow-width="false" fo:max-height="0cm" fo:min-height="6.063cm"/>
    </style:style>
    <style:style style:name="gr13" style:family="graphic" style:parent-style-name="standard">
      <style:graphic-properties draw:stroke="none" svg:stroke-color="#000000" draw:fill="solid" draw:fill-color="#c0c0c0" draw:auto-grow-height="true" draw:auto-grow-width="false" fo:max-height="0cm" fo:min-height="4.358cm"/>
    </style:style>
    <style:style style:name="gr14" style:family="graphic" style:parent-style-name="standard">
      <style:graphic-properties draw:stroke="none" svg:stroke-color="#000000" draw:fill="solid" draw:fill-color="#c0c0c0" draw:auto-grow-height="true" draw:auto-grow-width="false" fo:max-height="0cm" fo:min-height="2.085cm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auto-grow-height="true" fo:min-height="3.173cm"/>
    </style:style>
    <style:style style:name="pr4" style:family="presentation" style:parent-style-name="Default-outline1">
      <style:graphic-properties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173cm"/>
    </style:style>
    <style:style style:name="pr7" style:family="presentation" style:parent-style-name="Default-outline1">
      <style:graphic-properties fo:min-height="13.4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4.745cm"/>
    </style:style>
    <style:style style:name="pr10" style:family="presentation" style:parent-style-name="Default-outline1">
      <style:graphic-properties fo:min-height="5.516cm"/>
    </style:style>
    <style:style style:name="pr11" style:family="presentation" style:parent-style-name="Default-outline1">
      <style:graphic-properties fo:min-height="3.611cm"/>
    </style:style>
    <style:style style:name="pr12" style:family="presentation" style:parent-style-name="Default-outline1">
      <style:graphic-properties fo:min-height="5.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text-properties fo:font-family="'Liberation Mono'" style:font-style-name="Regular" style:font-family-generic="modern" style:font-pitch="fixed" fo:font-size="12.6999998092651pt" style:font-size-asian="18pt" style:font-size-complex="18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8pt"/>
    </style:style>
    <style:style style:name="T3" style:family="text">
      <style:text-properties fo:font-size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family="'Liberation Mono'" style:font-style-name="Regular" style:font-family-generic="modern" style:font-pitch="fixed" fo:font-size="14pt" style:font-size-asian="18pt" style:font-size-complex="18pt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6cm" svg:x="1.4cm" svg:y="0.14cm" presentation:class="subtitle">
          <draw:text-box>
            <text:p><text:span text:style-name="T1">GlusterFS Translators</text:span></text:p>
            <text:p><text:span text:style-name="T1">Conceptual Overview</text:span></text:p>
            <text:p>Jeff Darcy</text:p>
            <text:p>August 28, 201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We Should Have Called It DIYF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GlusterFS is a not a file system</text:p>
              </text:list-item>
              <text:list-item>
                <text:p>It's a way to build new file systems</text:p>
              </text:list-item>
              <text:list-item>
                <text:p>We happen to have built a fairly nice one</text:p>
                <text:list>
                  <text:list-item>
                    <text:p>distribution, replication, NFS/Swift/Hadoop, . . .</text:p>
                  </text:list-item>
                  <text:list-item>
                    <text:p>come see that presentation tomorrow</text:p>
                  </text:list-item>
                </text:list>
              </text:list-item>
              <text:list-item>
                <text:p>Don't like it? <text:s/>Build your ow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Translating “translator”</text:p>
          </draw:text-box>
        </draw:frame>
        <draw:frame presentation:style-name="pr7" draw:layer="layout" svg:width="25.199cm" svg:height="13.435cm" svg:x="1.471cm" svg:y="4.145cm" presentation:class="outline">
          <draw:text-box>
            <text:list text:style-name="L2">
              <text:list-item>
                <text:p>A translator converts requests from users into requests for storage</text:p>
                <text:list>
                  <text:list-item>
                    <text:p>one to one, one to many, one to zero (e.g. caching)</text:p>
                  </text:list-item>
                </text:list>
              </text:list-item>
              <text:list-item>
                <text:p>A translator can modify requests on the way through</text:p>
                <text:list>
                  <text:list-item>
                    <text:p>convert one request type into another</text:p>
                  </text:list-item>
                  <text:list-item>
                    <text:p>modify paths, flags, even data (e.g. encryption)</text:p>
                  </text:list-item>
                </text:list>
              </text:list-item>
              <text:list-item>
                <text:p>...intercept or block them (e.g. access control)</text:p>
              </text:list-item>
              <text:list-item>
                <text:p>...or spawn new requests (e.g. pre-fetc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Example: Request Routing in DHT</text:p>
          </draw:text-box>
        </draw:frame>
        <draw:custom-shape draw:style-name="gr2" draw:text-style-name="P1" draw:id="id1" draw:layer="layout" svg:width="6.35cm" svg:height="1.905cm" svg:x="9.525cm" svg:y="4.445cm">
          <text:p text:style-name="P1">User (via FUS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6.35cm" svg:height="1.905cm" svg:x="9.525cm" svg:y="8.255cm">
          <text:p text:style-name="P1">D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6.35cm" svg:height="1.905cm" svg:x="2.54cm" svg:y="13.97cm">
          <text:p text:style-name="P1">Brick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6.35cm" svg:height="1.905cm" svg:x="17.78cm" svg:y="13.97cm">
          <text:p text:style-name="P1">Brick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7cm" svg:y1="6.35cm" svg:x2="12.7cm" svg:y2="8.255cm" draw:start-shape="id1" draw:start-glue-point="2" draw:end-shape="id2" svg:d="m12700 6350v1905">
          <text:p/>
        </draw:connector>
        <draw:connector draw:style-name="gr3" draw:text-style-name="P1" draw:layer="layout" svg:x1="12.7cm" svg:y1="10.16cm" svg:x2="5.715cm" svg:y2="13.97cm" draw:start-shape="id2" draw:start-glue-point="2" draw:end-shape="id3" draw:end-glue-point="0" svg:d="m12700 10160v1905h-6985v1905">
          <text:p/>
        </draw:connector>
        <draw:connector draw:style-name="gr4" draw:text-style-name="P1" draw:layer="layout" svg:x1="12.7cm" svg:y1="10.16cm" svg:x2="20.955cm" svg:y2="13.97cm" draw:start-shape="id2" draw:start-glue-point="2" draw:end-shape="id4" draw:end-glue-point="0" svg:d="m12700 10160v1905h8255v1905">
          <text:p/>
        </draw:connector>
        <draw:custom-shape draw:style-name="gr5" draw:text-style-name="P1" draw:layer="layout" svg:width="6.35cm" svg:height="2.54cm" svg:x="1.905cm" svg:y="6.985cm">
          <text:p text:style-name="P1">Request goes</text:p>
          <text:p text:style-name="P1">this way</text:p>
          <draw:enhanced-geometry svg:viewBox="0 0 21600 21600" draw:glue-points="10800 0 0 10800 10800 21600 21600 10800 ?f40 ?f41" draw:text-areas="0 0 21600 21600" draw:type="rectangular-callout" draw:modifiers="19834.8606518658 41100.3541912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6.35cm" svg:height="1.27cm" svg:x="19.05cm" svg:y="8.255cm">
          <text:p text:style-name="P1">(not used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656.117146906 62539.73249409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Example: Request Fan Out in AFR</text:p>
          </draw:text-box>
        </draw:frame>
        <draw:custom-shape draw:style-name="gr2" draw:text-style-name="P2" draw:id="id5" draw:layer="layout" svg:width="6.35cm" svg:height="1.905cm" svg:x="9.525cm" svg:y="4.445cm">
          <text:p text:style-name="P1"><text:span text:style-name="T2">User (via F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6" draw:layer="layout" svg:width="6.35cm" svg:height="1.905cm" svg:x="9.525cm" svg:y="8.255cm">
          <text:p text:style-name="P1"><text:span text:style-name="T2">AF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6.35cm" svg:height="1.905cm" svg:x="2.54cm" svg:y="13.97cm">
          <text:p text:style-name="P1"><text:span text:style-name="T2">Bri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8" draw:layer="layout" svg:width="6.35cm" svg:height="1.905cm" svg:x="17.78cm" svg:y="13.97cm">
          <text:p text:style-name="P1"><text:span text:style-name="T2">Brick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7cm" svg:y1="6.35cm" svg:x2="12.7cm" svg:y2="8.255cm" draw:start-shape="id5" draw:start-glue-point="2" draw:end-shape="id6" svg:d="m12700 6350v1905">
          <text:p/>
        </draw:connector>
        <draw:connector draw:style-name="gr3" draw:text-style-name="P1" draw:layer="layout" svg:x1="12.7cm" svg:y1="10.16cm" svg:x2="5.715cm" svg:y2="13.97cm" draw:start-shape="id6" draw:start-glue-point="2" draw:end-shape="id7" draw:end-glue-point="0" svg:d="m12700 10160v1905h-6985v1905">
          <text:p/>
        </draw:connector>
        <draw:connector draw:style-name="gr6" draw:text-style-name="P1" draw:layer="layout" svg:x1="12.7cm" svg:y1="10.16cm" svg:x2="20.955cm" svg:y2="13.97cm" draw:start-shape="id6" draw:start-glue-point="2" draw:end-shape="id8" draw:end-glue-point="0" svg:d="m12700 10160v1905h8255v1905">
          <text:p/>
        </draw:connector>
        <draw:custom-shape draw:style-name="gr5" draw:text-style-name="P2" draw:layer="layout" svg:width="6.35cm" svg:height="2.54cm" svg:x="18.415cm" svg:y="7.62cm">
          <text:p text:style-name="P1"><text:span text:style-name="T2">lock+setxattr</text:span></text:p>
          <text:p text:style-name="P1"><text:span text:style-name="T2">write</text:span></text:p>
          <text:p text:style-name="P1"><text:span text:style-name="T2">setxattr+unlock</text:span></text:p>
          <draw:enhanced-geometry svg:viewBox="0 0 21600 21600" draw:glue-points="10800 0 0 10800 10800 21600 21600 10800 ?f40 ?f41" draw:text-areas="0 0 21600 21600" draw:type="rectangular-callout" draw:modifiers="-1006.70760510156 36926.5643447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.35cm" svg:height="2.54cm" svg:x="10.16cm" svg:y="13.335cm">
          <text:p text:style-name="P1"><text:span text:style-name="T2">lock+setxattr</text:span></text:p>
          <text:p text:style-name="P1"><text:span text:style-name="T2">write</text:span></text:p>
          <text:p text:style-name="P1"><text:span text:style-name="T2">setxattr+unlock</text:span></text:p>
          <draw:enhanced-geometry svg:viewBox="0 0 21600 21600" draw:glue-points="10800 0 0 10800 10800 21600 21600 10800 ?f40 ?f41" draw:text-areas="0 0 21600 21600" draw:type="rectangular-callout" draw:modifiers="-4526.78318375059 -10183.707201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.35cm" svg:height="1.27cm" svg:x="1.27cm" svg:y="6.35cm">
          <text:p text:style-name="P1"><text:span text:style-name="T2">user write</text:span></text:p>
          <draw:enhanced-geometry svg:viewBox="0 0 21600 21600" draw:glue-points="10800 0 0 10800 10800 21600 21600 10800 ?f40 ?f41" draw:text-areas="0 0 21600 21600" draw:type="rectangular-callout" draw:modifiers="38523.5710911667 13782.5334382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>
            <draw:text-box>
              <text:p><text:span text:style-name="T3">Note conversion of single user request into multiple lower-level requests (some of different types)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11.935cm" svg:height="3.173cm" svg:x="1.4cm" svg:y="0.637cm" presentation:class="title" presentation:user-transformed="true">
          <draw:text-box>
            <text:p>Example: Read Ahead</text:p>
          </draw:text-box>
        </draw:frame>
        <draw:custom-shape draw:style-name="gr2" draw:text-style-name="P2" draw:id="id9" draw:layer="layout" svg:width="6.35cm" svg:height="1.905cm" svg:x="3.811cm" svg:y="3.81cm">
          <text:p text:style-name="P1"><text:span text:style-name="T2">User (via F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0" draw:layer="layout" svg:width="6.35cm" svg:height="1.905cm" svg:x="3.811cm" svg:y="9.525cm">
          <text:p text:style-name="P1"><text:span text:style-name="T2">read-a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1" draw:layer="layout" svg:width="6.35cm" svg:height="1.905cm" svg:x="3.811cm" svg:y="14.605cm">
          <text:p text:style-name="P1"><text:span text:style-name="T2">Bri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986cm" svg:y1="5.715cm" svg:x2="6.986cm" svg:y2="9.525cm" draw:start-shape="id9" draw:start-glue-point="2" draw:end-shape="id10" svg:d="m6986 5715v3810">
          <text:p/>
        </draw:connector>
        <draw:connector draw:style-name="gr3" draw:text-style-name="P1" draw:layer="layout" svg:x1="6.986cm" svg:y1="11.43cm" svg:x2="6.986cm" svg:y2="14.605cm" draw:start-shape="id10" draw:start-glue-point="2" draw:end-shape="id11" draw:end-glue-point="0" svg:d="m6986 11430v3175">
          <text:p/>
        </draw:connector>
        <draw:connector draw:style-name="gr3" draw:text-style-name="P1" draw:layer="layout" draw:line-skew="1.402cm" svg:x1="10.161cm" svg:y1="10.477cm" svg:x2="10.161cm" svg:y2="15.557cm" draw:start-shape="id10" draw:start-glue-point="1" draw:end-shape="id11" draw:end-glue-point="1" svg:d="m10161 10477h1904v5080h-1904">
          <text:p/>
        </draw:connector>
        <draw:custom-shape draw:style-name="gr5" draw:text-style-name="P1" draw:layer="layout" svg:width="4.445cm" svg:height="1.905cm" svg:x="8.89cm" svg:y="6.35cm">
          <text:p text:style-name="P1">Prefetch read</text:p>
          <text:p text:style-name="P1">(async)</text:p>
          <draw:enhanced-geometry svg:viewBox="0 0 21600 21600" draw:glue-points="10800 0 0 10800 10800 21600 21600 10800 ?f40 ?f41" draw:text-areas="0 0 21600 21600" draw:type="rectangular-callout" draw:modifiers="10610.5263157895 45704.5120671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81cm" svg:height="1.905cm" svg:x="1.27cm" svg:y="12.065cm">
          <text:p text:style-name="P1">Original</text:p>
          <text:p text:style-name="P1">read</text:p>
          <draw:enhanced-geometry svg:viewBox="0 0 21600 21600" draw:glue-points="10800 0 0 10800 10800 21600 21600 10800 ?f40 ?f41" draw:text-areas="0 0 21600 21600" draw:type="rectangular-callout" draw:modifiers="32578.5358173708 4737.04092339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81cm" svg:height="1.905cm" svg:x="0.635cm" svg:y="6.35cm">
          <text:p text:style-name="P1">First</text:p>
          <text:p text:style-name="P1">user read</text:p>
          <draw:enhanced-geometry svg:viewBox="0 0 21600 21600" draw:glue-points="10800 0 0 10800 10800 21600 21600 10800 ?f40 ?f41" draw:text-areas="0 0 21600 21600" draw:type="rectangular-callout" draw:modifiers="35525.79375492 -895.27806925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id="id12" draw:layer="layout" svg:width="6.35cm" svg:height="1.905cm" svg:x="18.416cm" svg:y="5.08cm">
          <text:p text:style-name="P1"><text:span text:style-name="T2">User (via F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3" draw:layer="layout" svg:width="6.35cm" svg:height="1.905cm" svg:x="18.416cm" svg:y="10.795cm">
          <text:p text:style-name="P1"><text:span text:style-name="T2">read-a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4" draw:layer="layout" svg:width="6.35cm" svg:height="1.905cm" svg:x="18.416cm" svg:y="15.875cm">
          <text:p text:style-name="P1"><text:span text:style-name="T2">Bri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1.591cm" svg:y1="6.985cm" svg:x2="21.591cm" svg:y2="10.795cm" draw:start-shape="id12" draw:start-glue-point="2" draw:end-shape="id13" svg:d="m21591 6985v3810">
          <text:p/>
        </draw:connector>
        <draw:connector draw:style-name="gr7" draw:text-style-name="P1" draw:layer="layout" svg:x1="21.591cm" svg:y1="12.7cm" svg:x2="21.591cm" svg:y2="15.875cm" draw:start-shape="id13" draw:start-glue-point="2" draw:end-shape="id14" draw:end-glue-point="0" svg:d="m21591 12700v3175">
          <text:p/>
        </draw:connector>
        <draw:connector draw:style-name="gr3" draw:text-style-name="P1" draw:layer="layout" draw:line-skew="1.403cm" svg:x1="24.766cm" svg:y1="11.747cm" svg:x2="24.766cm" svg:y2="6.032cm" draw:start-shape="id13" draw:start-glue-point="1" draw:end-shape="id12" draw:end-glue-point="1" svg:d="m24766 11747h1905v-5715h-1905">
          <text:p/>
        </draw:connector>
        <draw:custom-shape draw:style-name="gr5" draw:text-style-name="P1" draw:layer="layout" svg:width="3.81cm" svg:height="1.905cm" svg:x="15.876cm" svg:y="7.621cm">
          <text:p text:style-name="P1">Second</text:p>
          <text:p text:style-name="P1">user read</text:p>
          <draw:enhanced-geometry svg:viewBox="0 0 21600 21600" draw:glue-points="10800 0 0 10800 10800 21600 21600 10800 ?f40 ?f41" draw:text-areas="0 0 21600 21600" draw:type="rectangular-callout" draw:modifiers="32113.7759118342 -260.6505771248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81cm" svg:height="1.27cm" svg:x="15.875cm" svg:y="13.97cm">
          <text:p text:style-name="P1">(not used)</text:p>
          <draw:enhanced-geometry svg:viewBox="0 0 21600 21600" draw:glue-points="10800 0 0 10800 10800 21600 21600 10800 ?f40 ?f41" draw:text-areas="0 0 21600 21600" draw:type="rectangular-callout" draw:modifiers="32113.7759118342 3534.85444531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3.81cm" svg:height="1.905cm" svg:x="20.955cm" svg:y="1.905cm">
          <text:p text:style-name="P1">Reply</text:p>
          <text:p text:style-name="P1">from cache</text:p>
          <draw:enhanced-geometry svg:viewBox="0 0 21600 21600" draw:glue-points="10800 0 0 10800 10800 21600 21600 10800 ?f40 ?f41" draw:text-areas="0 0 21600 21600" draw:type="rectangular-callout" draw:modifiers="30543.7942797166 44582.58132214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Why Build Your Own?</text:p>
          </draw:text-box>
        </draw:frame>
        <draw:frame presentation:style-name="pr7" draw:layer="layout" svg:width="25.199cm" svg:height="13.435cm" svg:x="1.471cm" svg:y="4.145cm" presentation:class="outline">
          <draw:text-box>
            <text:list text:style-name="L2">
              <text:list-item>
                <text:p>GlusterFS represents a particular set of design choices</text:p>
                <text:list>
                  <text:list-item>
                    <text:p>e.g. data safety is first priority</text:p>
                  </text:list-item>
                  <text:list-item>
                    <text:p>. . . then consistency is second . . .</text:p>
                  </text:list-item>
                  <text:list-item>
                    <text:p>. . . finally performance</text:p>
                  </text:list-item>
                </text:list>
              </text:list-item>
              <text:list-item>
                <text:p>Those choices aren't right for everyone</text:p>
              </text:list-item>
              <text:list-item>
                <text:p>Tuning only gets you so far</text:p>
              </text:list-item>
              <text:list-item>
                <text:p>We can never cover <text:span text:style-name="T4">all</text:span><text:span text:style-name="T5"> of the use cases</text:span></text:p>
                <text:list>
                  <text:list-item>
                    <text:p><text:span text:style-name="T5">this is where HekaFS ca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Tradeoff Example: Slow Replication</text:p>
          </draw:text-box>
        </draw:frame>
        <draw:frame presentation:style-name="pr7" draw:layer="layout" svg:width="25.199cm" svg:height="13.775cm" svg:x="1.471cm" svg:y="4.145cm" presentation:class="outline">
          <draw:text-box>
            <text:list text:style-name="L2">
              <text:list-item>
                <text:p>Principle: data safety before performance</text:p>
              </text:list-item>
              <text:list-item>
                <text:p>We do extra operations to make sure data survives a crash</text:p>
              </text:list-item>
              <text:list-item>
                <text:p>That means more network round trips</text:p>
              </text:list-item>
              <text:list-item>
                <text:p>Optimizations work well for buffered sequential writes</text:p>
                <text:list>
                  <text:list-item>
                    <text:p>not so much for small/random/synchronous writes</text:p>
                  </text:list-item>
                </text:list>
              </text:list-item>
              <text:list-item>
                <text:p>Lesson: AFR (today) might not be right for some workloads (e.g. virtual-machine images)</text:p>
                <text:list>
                  <text:list-item>
                    <text:p>. . . so I wrote bypass, hsrep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Tradeoff Example: Slow Directory Listings</text:p>
          </draw:text-box>
        </draw:frame>
        <draw:frame presentation:style-name="pr7" draw:layer="layout" svg:width="25.199cm" svg:height="13.464cm" svg:x="1.471cm" svg:y="4.145cm" presentation:class="outline" presentation:user-transformed="true">
          <draw:text-box>
            <text:list text:style-name="L2">
              <text:list-item>
                <text:p>Principle: consistency before performance</text:p>
              </text:list-item>
              <text:list-item>
                <text:p>We assume other clients might have added, changed, or deleted files</text:p>
              </text:list-item>
              <text:list-item>
                <text:p>We do a new lookup/stat/getxattr <text:span text:style-name="T4">each time</text:span></text:p>
              </text:list-item>
              <text:list-item>
                <text:p><text:span text:style-name="T5">This especially hurts us e.g. with PHP scripts, git service</text:span></text:p>
              </text:list-item>
              <text:list-item>
                <text:p><text:span text:style-name="T5">Lesson: tune cache/prefetch translators, use autoloaders/APC</text:span></text:p>
                <text:list>
                  <text:list-item>
                    <text:p><text:span text:style-name="T5">. . . or try xattr-prefetch, negative-lookup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Benefit of DIY</text:p>
          </draw:text-box>
        </draw:frame>
        <draw:frame presentation:style-name="pr9" draw:layer="layout" svg:width="25.199cm" svg:height="6.035cm" svg:x="1.471cm" svg:y="4.145cm" presentation:class="outline" presentation:user-transformed="true">
          <draw:text-box>
            <text:list text:style-name="L2">
              <text:list-item>
                <text:p>Let's see how negative-lookup helps “PHP” workload</text:p>
                <text:list>
                  <text:list-item>
                    <text:p>1000 files spread across 10 directories</text:p>
                  </text:list-item>
                  <text:list-item>
                    <text:p>power-law distribution: 80% of hits to 10% of files</text:p>
                  </text:list-item>
                </text:list>
              </text:list-item>
              <text:list-item>
                <text:p>Measure time to find each file</text:p>
              </text:list-item>
            </text:list>
          </draw:text-box>
        </draw:frame>
        <draw:frame draw:style-name="gr8" draw:text-style-name="P4" draw:layer="layout" svg:width="15.24cm" svg:height="1.725cm" svg:x="1.27cm" svg:y="13.97cm">
          <draw:text-box>
            <text:p><text:span text:style-name="T6">[root@gfs-i8c-04 phpsim]# ./worker.py </text:span></text:p>
            <text:p><text:span text:style-name="T6">average latency = 0.690ms</text:span></text:p>
          </draw:text-box>
        </draw:frame>
        <draw:frame draw:style-name="gr8" draw:text-style-name="P4" draw:layer="layout" svg:width="15.24cm" svg:height="1.725cm" svg:x="1.27cm" svg:y="11.009cm">
          <draw:text-box>
            <text:p><text:span text:style-name="T6">[root@gfs-i8c-04 phpsim]# ./worker.py </text:span></text:p>
            <text:p><text:span text:style-name="T6">average latency = 2.478ms</text:span></text:p>
          </draw:text-box>
        </draw:frame>
        <draw:custom-shape draw:style-name="gr9" draw:text-style-name="P1" draw:layer="layout" svg:width="6.35cm" svg:height="1.27cm" svg:x="19.05cm" svg:y="10.795cm">
          <text:p text:style-name="P1">GlusterFS 3.3</text:p>
          <draw:enhanced-geometry svg:viewBox="0 0 21600 21600" draw:glue-points="10800 0 0 10800 10800 21600 21600 10800 ?f40 ?f41" draw:text-areas="0 0 21600 21600" draw:type="rectangular-callout" draw:modifiers="-26738.9702409069 23775.295043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6.35cm" svg:height="2.54cm" svg:x="19.05cm" svg:y="13.97cm">
          <text:p text:style-name="P1">negative-lookup</text:p>
          <text:p text:style-name="P1"><text:span text:style-name="T7">over 3x as fast</text:span></text:p>
          <draw:enhanced-geometry svg:viewBox="0 0 21600 21600" draw:glue-points="10800 0 0 10800 10800 21600 21600 10800 ?f40 ?f41" draw:text-areas="0 0 21600 21600" draw:type="rectangular-callout" draw:modifiers="-26738.9702409069 10328.21723730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How Do Translators Work?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Shared objects</text:p>
              </text:list-item>
              <text:list-item>
                <text:p>Dynamically loaded according to “volfile”</text:p>
                <text:list>
                  <text:list-item>
                    <text:p><text:span text:style-name="T8">dlopen/dlsym</text:span></text:p>
                  </text:list-item>
                  <text:list-item>
                    <text:p><text:span text:style-name="T8">set up pointers to parents/children</text:span></text:p>
                  </text:list-item>
                  <text:list-item>
                    <text:p><text:span text:style-name="T8">call </text:span><text:span text:style-name="T9">init</text:span><text:span text:style-name="T8"> (constructor)</text:span></text:p>
                  </text:list-item>
                  <text:list-item>
                    <text:p><text:span text:style-name="T8">call I/O functions through </text:span><text:span text:style-name="T9">fops</text:span></text:p>
                  </text:list-item>
                </text:list>
              </text:list-item>
              <text:list-item>
                <text:p><text:span text:style-name="T10">Conventions for validating/passing options etc.</text:span></text:p>
              </text:list-item>
              <text:list-item>
                <text:p><text:span text:style-name="T10">“</text:span><text:span text:style-name="T10">Translator 101” series at hekafs.or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 presentation:user-transformed="true">
          <draw:text-box>
            <text:p>Asynchronous Programming Model</text:p>
          </draw:text-box>
        </draw:frame>
        <draw:frame draw:style-name="gr10" draw:text-style-name="P5" draw:layer="layout" svg:width="20.755cm" svg:height="3.803cm" svg:x="3.175cm" svg:y="8.89cm">
          <draw:text-box>
            <text:p><text:span text:style-name="T11">1267 <text:s text:c="8"/>STACK_WIND (frame, dht_unlink_cbk,</text:span></text:p>
            <text:p><text:span text:style-name="T11">1268 <text:s text:c="20"/>cached_subvol, cached_subvol-&gt;fops-&gt;unlink,</text:span></text:p>
            <text:p><text:span text:style-name="T11">1269 <text:s text:c="20"/>&amp;local-&gt;loc);</text:span></text:p>
            <text:p><text:span text:style-name="T11">1270</text:span></text:p>
            <text:p><text:span text:style-name="T11">1271 <text:s text:c="8"/>return 0;</text:span></text:p>
            <text:p><text:span text:style-name="T11"/></text:p>
          </draw:text-box>
        </draw:frame>
        <draw:custom-shape draw:style-name="gr9" draw:text-style-name="P1" draw:layer="layout" svg:width="6.35cm" svg:height="1.27cm" svg:x="16.945cm" svg:y="6.35cm">
          <text:p text:style-name="P1">callback function</text:p>
          <draw:enhanced-geometry svg:viewBox="0 0 21600 21600" draw:glue-points="10800 0 0 10800 10800 21600 21600 10800 ?f40 ?f41" draw:text-areas="0 0 21600 21600" draw:type="rectangular-callout" draw:modifiers="-6373.54747283892 45256.333595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6.35cm" svg:height="1.27cm" svg:x="11.23cm" svg:y="13.335cm">
          <text:p text:style-name="P1">next translator</text:p>
          <draw:enhanced-geometry svg:viewBox="0 0 21600 21600" draw:glue-points="10800 0 0 10800 10800 21600 21600 10800 ?f40 ?f41" draw:text-areas="0 0 21600 21600" draw:type="rectangular-callout" draw:modifiers="21280.3023145961 -55928.8749016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0" draw:layer="layout" svg:width="25.199cm" svg:height="5.516cm" svg:x="1.472cm" svg:y="12.065cm" presentation:class="outline" presentation:user-transformed="true">
          <draw:text-box>
            <text:p/>
          </draw:text-box>
        </draw:frame>
        <draw:frame presentation:style-name="pr11" draw:layer="layout" svg:width="25.199cm" svg:height="3.611cm" svg:x="1.413cm" svg:y="13.821cm" presentation:class="outline" presentation:user-transformed="true">
          <draw:text-box>
            <text:p/>
          </draw:text-box>
        </draw:frame>
        <draw:custom-shape draw:style-name="gr9" draw:text-style-name="P1" draw:layer="layout" svg:width="6.35cm" svg:height="1.27cm" svg:x="18.215cm" svg:y="13.335cm">
          <text:p text:style-name="P1">specific function</text:p>
          <draw:enhanced-geometry svg:viewBox="0 0 21600 21600" draw:glue-points="10800 0 0 10800 10800 21600 21600 10800 ?f40 ?f41" draw:text-areas="0 0 21600 21600" draw:type="rectangular-callout" draw:modifiers="14151.724137931 -55928.8749016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6.35cm" svg:height="1.27cm" svg:x="5.515cm" svg:y="6.35cm">
          <text:p text:style-name="P1">DANGER ZONE</text:p>
          <draw:enhanced-geometry svg:viewBox="0 0 21600 21600" draw:glue-points="10800 0 0 10800 10800 21600 21600 10800 ?f40 ?f41" draw:text-areas="0 0 21600 21600" draw:type="rectangular-callout" draw:modifiers="-2710.62824752008 76458.22187254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Danger Zone?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10">You lost control when you called STACK_WIND</text:span></text:p>
                <text:list>
                  <text:list-item>
                    <text:p><text:span text:style-name="T10">callback might have already happened reentrantly</text:span></text:p>
                  </text:list-item>
                  <text:list-item>
                    <text:p><text:span text:style-name="T10">. . . or it might be running on another thread </text:span><text:span text:style-name="T12">right now</text:span></text:p>
                  </text:list-item>
                  <text:list-item>
                    <text:p><text:span text:style-name="T10">. . . or it might not run for a long time</text:span></text:p>
                  </text:list-item>
                </text:list>
              </text:list-item>
              <text:list-item>
                <text:p><text:span text:style-name="T10">Data might be modified, freed, still in use</text:span></text:p>
              </text:list-item>
              <text:list-item>
                <text:p><text:span text:style-name="T10">Be extremely careful doing anything but return after STACK_WIND</text:span></text:p>
                <text:list>
                  <text:list-item>
                    <text:p><text:span text:style-name="T10">(please clean up </text:span><text:span text:style-name="T12">local</text:span><text:span text:style-name="T10"> allocations/references thoug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Saving Context</text:p>
          </draw:text-box>
        </draw:frame>
        <draw:frame presentation:style-name="pr7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10">Pass translator-specific information between original function and call back</text:span></text:p>
              </text:list-item>
              <text:list-item>
                <text:p><text:span text:style-name="T10">Framework provides </text:span><text:span text:style-name="T13">frame-&gt;local </text:span><text:span text:style-name="T10">for exactly this</text:span></text:p>
                <text:list>
                  <text:list-item>
                    <text:p><text:span text:style-name="T10">pointer to whatever structure you want</text:span></text:p>
                  </text:list-item>
                  <text:list-item>
                    <text:p><text:span text:style-name="T10">local to </text:span><text:span text:style-name="T12">call</text:span><text:span text:style-name="T10">, not translator (that's </text:span><text:span text:style-name="T13">this-&gt;private</text:span><text:span text:style-name="T10">)</text:span></text:p>
                  </text:list-item>
                  <text:list-item>
                    <text:p><text:span text:style-name="T10">you allocate from mem_pool, we free when call is done</text:span></text:p>
                  </text:list-item>
                </text:list>
              </text:list-item>
              <text:list-item>
                <text:p><text:span text:style-name="T10">Gotcha: </text:span><text:span text:style-name="T13">frame</text:span><text:span text:style-name="T10"> will be shared between STACK_WIND callbac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 presentation:user-transformed="true">
          <draw:text-box>
            <text:p>Fan Out</text:p>
          </draw:text-box>
        </draw:frame>
        <draw:frame draw:style-name="gr12" draw:text-style-name="P5" draw:layer="layout" svg:width="22.025cm" svg:height="7.211cm" svg:x="3.175cm" svg:y="5.715cm">
          <draw:text-box>
            <text:p><text:span text:style-name="T11"><text:s/></text:span><text:span text:style-name="T11">406 <text:s text:c="8"/>xlator_list_t <text:s text:c="3"/>*trav = NULL;</text:span></text:p>
            <text:p><text:span text:style-name="T11"><text:s/>…</text:span></text:p>
            <text:p><text:span text:style-name="T11"><text:s/></text:span><text:span text:style-name="T11">419 <text:s text:c="8"/>trav = this-&gt;children;</text:span></text:p>
            <text:p><text:span text:style-name="T11"><text:s/></text:span><text:span text:style-name="T11">...</text:span></text:p>
            <text:p><text:span text:style-name="T11"><text:s/></text:span><text:span text:style-name="T11">440 <text:s text:c="8"/>local-&gt;call_count = priv-&gt;child_count;</text:span></text:p>
            <text:p><text:span text:style-name="T11"><text:s/></text:span><text:span text:style-name="T11">441 <text:s text:c="8"/>while (trav) {</text:span></text:p>
            <text:p><text:span text:style-name="T11"><text:s/></text:span><text:span text:style-name="T11">442 <text:s text:c="16"/>STACK_WIND (frame, stripe_lookup_cbk, trav-&gt;xlator,</text:span></text:p>
            <text:p><text:span text:style-name="T11"><text:s/></text:span><text:span text:style-name="T11">443 <text:s text:c="28"/>trav-&gt;xlator-&gt;fops-&gt;lookup,</text:span></text:p>
            <text:p><text:span text:style-name="T11"><text:s/></text:span><text:span text:style-name="T11">444 <text:s text:c="28"/>loc, xattr_req);</text:span></text:p>
            <text:p><text:span text:style-name="T11"><text:s/></text:span><text:span text:style-name="T11">445 <text:s text:c="16"/>trav = trav-&gt;next;</text:span></text:p>
            <text:p><text:span text:style-name="T11"><text:s/></text:span><text:span text:style-name="T11">446 <text:s text:c="8"/>}</text:span></text:p>
            <text:p><text:span text:style-name="T11"/></text:p>
          </draw:text-box>
        </draw:frame>
        <draw:custom-shape draw:style-name="gr5" draw:text-style-name="P6" draw:layer="layout" svg:width="6.985cm" svg:height="1.27cm" svg:x="17.78cm" svg:y="3.81cm">
          <text:p text:style-name="P1"><text:span text:style-name="T9">local</text:span><text:span text:style-name="T8"> is shared</text:span></text:p>
          <draw:enhanced-geometry svg:viewBox="0 0 21600 21600" draw:glue-points="10800 0 0 10800 10800 21600 21600 10800 ?f40 ?f41" draw:text-areas="0 0 21600 21600" draw:type="rectangular-callout" draw:modifiers="-20292.1271113656 72481.5106215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6.985cm" svg:height="1.27cm" svg:x="3.175cm" svg:y="13.335cm">
          <text:p text:style-name="P1"><text:span text:style-name="T8">child-iteration idiom</text:span></text:p>
          <draw:enhanced-geometry svg:viewBox="0 0 21600 21600" draw:glue-points="10800 0 0 10800 10800 21600 21600 10800 ?f40 ?f41" draw:text-areas="0 0 21600 21600" draw:type="rectangular-callout" draw:modifiers="30557.2287432007 -32578.4421715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Fan In</text:p>
          </draw:text-box>
        </draw:frame>
        <draw:frame draw:style-name="gr13" draw:text-style-name="P5" draw:layer="layout" svg:width="21.39cm" svg:height="4.891cm" svg:x="3.175cm" svg:y="6.443cm">
          <draw:text-box>
            <text:p><text:span text:style-name="T11"><text:s/></text:span><text:span text:style-name="T11">314 <text:s text:c="8"/>LOCK (&amp;frame-&gt;lock);</text:span></text:p>
            <text:p><text:span text:style-name="T11"><text:s/></text:span><text:span text:style-name="T11">315 <text:s text:c="8"/>{</text:span></text:p>
            <text:p><text:span text:style-name="T11"><text:s/></text:span><text:span text:style-name="T11">316 <text:s text:c="16"/>callcnt = --local-&gt;call_count;</text:span></text:p>
            <text:p><text:span text:style-name="T11"><text:s/>…</text:span></text:p>
            <text:p><text:span text:style-name="T11"><text:s/></text:span><text:span text:style-name="T11">374 <text:s text:c="8"/>}</text:span></text:p>
            <text:p><text:span text:style-name="T11"><text:s/></text:span><text:span text:style-name="T11">375 <text:s text:c="8"/>UNLOCK (&amp;frame-&gt;lock);</text:span></text:p>
            <text:p><text:span text:style-name="T11"><text:s/></text:span><text:span text:style-name="T11">376 </text:span></text:p>
            <text:p><text:span text:style-name="T11"><text:s/></text:span><text:span text:style-name="T11">377 <text:s text:c="8"/>if (!callcnt) {</text:span></text:p>
          </draw:text-box>
        </draw:frame>
        <draw:custom-shape draw:style-name="gr5" draw:text-style-name="P7" draw:layer="layout" svg:width="6.985cm" svg:height="1.27cm" svg:x="17.145cm" svg:y="4.445cm">
          <text:p text:style-name="P1"><text:span text:style-name="T8">lock shared structure</text:span></text:p>
          <draw:enhanced-geometry svg:viewBox="0 0 21600 21600" draw:glue-points="10800 0 0 10800 10800 21600 21600 10800 ?f40 ?f41" draw:text-areas="0 0 21600 21600" draw:type="rectangular-callout" draw:modifiers="-25795.7056971085 33462.1557828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6.985cm" svg:height="1.905cm" svg:x="17.145cm" svg:y="12.065cm">
          <text:p text:style-name="P1"><text:span text:style-name="T8">how we know</text:span></text:p>
          <text:p text:style-name="P1"><text:span text:style-name="T8">we're done</text:span></text:p>
          <draw:enhanced-geometry svg:viewBox="0 0 21600 21600" draw:glue-points="10800 0 0 10800 10800 21600 21600 10800 ?f40 ?f41" draw:text-areas="0 0 21600 21600" draw:type="rectangular-callout" draw:modifiers="-20907.4148296593 -11887.93284365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>
            <draw:text-box>
              <text:p>NB: we could use atomics, but don't due to portability concerns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Deferring Calls</text:p>
          </draw:text-box>
        </draw:frame>
        <draw:frame draw:style-name="gr14" draw:text-style-name="P5" draw:layer="layout" svg:width="24.13cm" svg:height="2.571cm" svg:x="1.905cm" svg:y="4.65cm">
          <draw:text-box>
            <text:p><text:span text:style-name="T11">2175 <text:s text:c="2"/>stub = fop_writev_stub (frame, NULL, fd, vector, count, offset, flags,</text:span></text:p>
            <text:p><text:span text:style-name="T11">2176 <text:s text:c="26"/>iobref, xdata);</text:span></text:p>
            <text:p><text:span text:style-name="T11">....</text:span></text:p>
            <text:p><text:span text:style-name="T11">1843 <text:s text:c="2"/>call_resume (stub);</text:span></text:p>
          </draw:text-box>
        </draw:frame>
        <draw:frame presentation:style-name="pr12" draw:layer="layout" svg:width="25.199cm" svg:height="5.08cm" svg:x="1.184cm" svg:y="10.823cm" presentation:class="outline" presentation:user-transformed="true">
          <draw:text-box>
            <text:list text:style-name="L2">
              <text:list-item>
                <text:p><text:span text:style-name="T10">There's an </text:span><text:span text:style-name="T13">fop_xxx_stub</text:span><text:span text:style-name="T10"> for each operation type</text:span></text:p>
                <text:list>
                  <text:list-item>
                    <text:p><text:span text:style-name="T10">. . . and for each callback too</text:span></text:p>
                  </text:list-item>
                </text:list>
              </text:list-item>
              <text:list-item>
                <text:p><text:span text:style-name="T5">You can also </text:span><text:span text:style-name="T13">call_stub_destroy</text:span><text:span text:style-name="T10"> instead of resuming</text:span></text:p>
              </text:list-item>
            </text:list>
          </draw:text-box>
        </draw:frame>
        <draw:custom-shape draw:style-name="gr5" draw:text-style-name="P1" draw:layer="layout" svg:width="7.62cm" svg:height="1.905cm" svg:x="17.78cm" svg:y="2.11cm">
          <text:p text:style-name="P1">capture arguments</text:p>
          <text:p text:style-name="P1">in a structure</text:p>
          <draw:enhanced-geometry svg:viewBox="0 0 21600 21600" draw:glue-points="10800 0 0 10800 10800 21600 21600 10800 ?f40 ?f41" draw:text-areas="0 0 21600 21600" draw:type="rectangular-callout" draw:modifiers="-589.528933210865 29544.1762854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7.62cm" svg:height="1.905cm" svg:x="17.78cm" svg:y="7.62cm">
          <text:p text:style-name="P1">from callback</text:p>
          <text:p text:style-name="P1">or worker thread</text:p>
          <draw:enhanced-geometry svg:viewBox="0 0 21600 21600" draw:glue-points="10800 0 0 10800 10800 21600 21600 10800 ?f40 ?f41" draw:text-areas="0 0 21600 21600" draw:type="rectangular-callout" draw:modifiers="-22271.7228710143 -9428.75131164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27cm" svg:y="0.637cm" presentation:class="title" presentation:user-transformed="true">
          <draw:text-box>
            <text:p>Initiating New Calls</text:p>
          </draw:text-box>
        </draw:frame>
        <draw:frame draw:style-name="gr14" draw:text-style-name="P5" draw:layer="layout" svg:width="24.13cm" svg:height="4.891cm" svg:x="2.135cm" svg:y="6.29cm">
          <draw:text-box>
            <text:p><text:span text:style-name="T11"><text:s/></text:span><text:span text:style-name="T11">477 <text:s text:c="8"/>newframe = create_frame(this,&amp;priv-&gt;pool);</text:span></text:p>
            <text:p><text:span text:style-name="T11"><text:s/></text:span><text:span text:style-name="T11">...</text:span></text:p>
            <text:p><text:span text:style-name="T11"><text:s/></text:span><text:span text:style-name="T11">487 <text:s text:c="8"/>STACK_WIND_COOKIE (newframe, hsrepl_np_cbk, child1,</text:span></text:p>
            <text:p><text:span text:style-name="T11"><text:s/></text:span><text:span text:style-name="T11">488 <text:s text:c="27"/>child1, child1-&gt;fops-&gt;setxattr,</text:span></text:p>
            <text:p><text:span text:style-name="T11"><text:s/></text:span><text:span text:style-name="T11">489 <text:s text:c="27"/>&amp;tmploc, dict, 0, NULL);</text:span></text:p>
            <text:p><text:span text:style-name="T11"><text:s/></text:span><text:span text:style-name="T11">...</text:span></text:p>
            <text:p><text:span text:style-name="T11"><text:s/></text:span><text:span text:style-name="T11">120 <text:s text:c="8"/>STACK_DESTROY(frame-&gt;root);</text:span></text:p>
            <text:p><text:span text:style-name="T11"/></text:p>
          </draw:text-box>
        </draw:frame>
        <draw:custom-shape draw:style-name="gr5" draw:text-style-name="P1" draw:layer="layout" svg:width="6.35cm" svg:height="1.905cm" svg:x="2.54cm" svg:y="3.81cm">
          <text:p text:style-name="P1">actually creates</text:p>
          <text:p text:style-name="P1">a whole stack</text:p>
          <draw:enhanced-geometry svg:viewBox="0 0 21600 21600" draw:glue-points="10800 0 0 10800 10800 21600 21600 10800 ?f40 ?f41" draw:text-areas="0 0 21600 21600" draw:type="rectangular-callout" draw:modifiers="24130.3731695796 29192.86463798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6.35cm" svg:height="1.905cm" svg:x="17.145cm" svg:y="3.81cm">
          <text:p text:style-name="P1">sometimes</text:p>
          <text:p text:style-name="P1"><text:span text:style-name="T9">copy_frame</text:span></text:p>
          <draw:enhanced-geometry svg:viewBox="0 0 21600 21600" draw:glue-points="10800 0 0 10800 10800 21600 21600 10800 ?f40 ?f41" draw:text-areas="0 0 21600 21600" draw:type="rectangular-callout" draw:modifiers="-13903.4482758621 29192.86463798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905cm" svg:x="13.97cm" svg:y="12.065cm">
          <text:p text:style-name="P1">in callback</text:p>
          <text:p text:style-name="P1">instead of STACK_UNWIND</text:p>
          <draw:enhanced-geometry svg:viewBox="0 0 21600 21600" draw:glue-points="10800 0 0 10800 10800 21600 21600 10800 ?f40 ?f41" draw:text-areas="0 0 21600 21600" draw:type="rectangular-callout" draw:modifiers="-8573.10821450442 -19707.4501573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Persistent objects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Inode (<text:span text:style-name="T9">inode_t</text:span><text:span text:style-name="T8">) represents a file on disk</text:span></text:p>
              </text:list-item>
              <text:list-item>
                <text:p><text:span text:style-name="T8">File descriptor (</text:span><text:span text:style-name="T9">fd_t</text:span><text:span text:style-name="T8">) represents an open file</text:span></text:p>
              </text:list-item>
              <text:list-item>
                <text:p><text:span text:style-name="T8">Reference counted - </text:span><text:span text:style-name="T9">inode_ref</text:span><text:span text:style-name="T8">, </text:span><text:span text:style-name="T9">fd_unref</text:span></text:p>
              </text:list-item>
              <text:list-item>
                <text:p><text:span text:style-name="T10">Translators can add own context</text:span></text:p>
                <text:list>
                  <text:list-item>
                    <text:p><text:span text:style-name="T10">e.g. inode_ctx_put (inode, xlator, value)</text:span></text:p>
                  </text:list-item>
                  <text:list-item>
                    <text:p><text:span text:style-name="T10">values are 64-bit unsigned (or pointers)</text:span></text:p>
                  </text:list-item>
                  <text:list-item>
                    <text:p><text:span text:style-name="T10">adding context causes translator's forget/release to be called when object is dele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Utility Functions</text:p>
          </draw:text-box>
        </draw:frame>
        <draw:frame presentation:style-name="pr7" draw:layer="layout" svg:width="25.199cm" svg:height="13.435cm" svg:x="1.471cm" svg:y="4.145cm" presentation:class="outline">
          <draw:text-box>
            <text:list text:style-name="L2">
              <text:list-item>
                <text:p>Dictionaries</text:p>
              </text:list-item>
              <text:list-item>
                <text:p>Memory management with accounting: GF_MALLOC, GF_CALLOC, GF_FREE</text:p>
              </text:list-item>
              <text:list-item>
                <text:p>Logging: gf_log, gf_print_trace</text:p>
              </text:list-item>
              <text:list-item>
                <text:p>UUIDs, hashes, red/black trees, name resolution</text:p>
              </text:list-item>
              <text:list-item>
                <text:p>all sorts of other stu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JD_20_Green" draw:display-name="JD Green" draw:style="linear" draw:start-color="#cfffcf" draw:end-color="#ffffff" draw:start-intensity="100%" draw:end-intensity="100%" draw:angle="45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vday-template-background" style:family="presentation">
      <style:graphic-properties draw:stroke="none" draw:fill="none"/>
      <style:text-properties style:letter-kerning="true"/>
    </style:style>
    <style:style style:name="devday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vday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vday-template-outline1" style:family="presentation">
      <style:graphic-properties draw:stroke="none" draw:fill="none">
        <text:list-style style:name="devday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vday-template-outline2" style:family="presentation" style:parent-style-name="devday-template-outline1">
      <style:paragraph-properties fo:margin-top="0cm" fo:margin-bottom="0.4cm"/>
      <style:text-properties fo:font-size="28pt" style:font-size-asian="28pt" style:font-size-complex="28pt"/>
    </style:style>
    <style:style style:name="devday-template-outline3" style:family="presentation" style:parent-style-name="devday-template-outline2">
      <style:paragraph-properties fo:margin-top="0cm" fo:margin-bottom="0.3cm"/>
      <style:text-properties fo:font-size="24pt" style:font-size-asian="24pt" style:font-size-complex="24pt"/>
    </style:style>
    <style:style style:name="devday-template-outline4" style:family="presentation" style:parent-style-name="devday-template-outline3">
      <style:paragraph-properties fo:margin-top="0cm" fo:margin-bottom="0.2cm"/>
      <style:text-properties fo:font-size="20pt" style:font-size-asian="20pt" style:font-size-complex="20pt"/>
    </style:style>
    <style:style style:name="devday-template-outline5" style:family="presentation" style:parent-style-name="devday-template-outline4">
      <style:paragraph-properties fo:margin-top="0cm" fo:margin-bottom="0.1cm"/>
      <style:text-properties fo:font-size="20pt" style:font-size-asian="20pt" style:font-size-complex="20pt"/>
    </style:style>
    <style:style style:name="devday-template-outline6" style:family="presentation" style:parent-style-name="devday-template-outline5">
      <style:paragraph-properties fo:margin-top="0cm" fo:margin-bottom="0.1cm"/>
      <style:text-properties fo:font-size="20pt" style:font-size-asian="20pt" style:font-size-complex="20pt"/>
    </style:style>
    <style:style style:name="devday-template-outline7" style:family="presentation" style:parent-style-name="devday-template-outline6">
      <style:paragraph-properties fo:margin-top="0cm" fo:margin-bottom="0.1cm"/>
      <style:text-properties fo:font-size="20pt" style:font-size-asian="20pt" style:font-size-complex="20pt"/>
    </style:style>
    <style:style style:name="devday-template-outline8" style:family="presentation" style:parent-style-name="devday-template-outline7">
      <style:paragraph-properties fo:margin-top="0cm" fo:margin-bottom="0.1cm"/>
      <style:text-properties fo:font-size="20pt" style:font-size-asian="20pt" style:font-size-complex="20pt"/>
    </style:style>
    <style:style style:name="devday-template-outline9" style:family="presentation" style:parent-style-name="devday-template-outline8">
      <style:paragraph-properties fo:margin-top="0cm" fo:margin-bottom="0.1cm"/>
      <style:text-properties fo:font-size="20pt" style:font-size-asian="20pt" style:font-size-complex="20pt"/>
    </style:style>
    <style:style style:name="devday-template-subtitle" style:family="presentation">
      <style:graphic-properties draw:stroke="none" draw:fill="none" draw:textarea-vertical-align="middle">
        <text:list-style style:name="devday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vday-template-title" style:family="presentation">
      <style:graphic-properties draw:stroke="none" draw:fill="none" draw:textarea-vertical-align="middle">
        <text:list-style style:name="devday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svg:stroke-color="#c5000b" draw:fill-color="#c5000b" draw:textarea-horizontal-align="justify" draw:textarea-vertical-align="middle" draw:auto-grow-height="fals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vday-templat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vday-template-backgroundobjects">
      <style:graphic-properties draw:fill-color="#333333" draw:textarea-horizontal-align="justify" draw:textarea-vertical-align="middle" draw:auto-grow-height="false"/>
    </style:style>
    <style:style style:name="Mpr18" style:family="presentation" style:parent-style-name="devday-template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vday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custom-shape presentation:style-name="Mpr3" draw:text-style-name="MP5" draw:layer="backgroundobjects" svg:width="28cm" svg:height="2.585cm" svg:x="0cm" svg:y="18.41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4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5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5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vday-template" style:page-layout-name="PM1" draw:style-name="Mdp2">
      <office:forms form:automatic-focus="false" form:apply-design-mode="false"/>
      <draw:frame presentation:style-name="devday-template-title" draw:layer="backgroundobjects" svg:width="25.199cm" svg:height="3.506cm" svg:x="1.4cm" svg:y="0.837cm" presentation:class="title" presentation:placeholder="true">
        <draw:text-box/>
      </draw:frame>
      <draw:frame presentation:style-name="devday-template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6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7.995cm" svg:height="20.999cm" svg:x="0.114cm" svg:y="0.037cm">
        <draw:image xlink:href="Pictures/10000000000008550000064011FC0DB4.png" xlink:type="simple" xlink:show="embed" xlink:actuate="onLoad">
          <text:p/>
        </draw:image>
      </draw:frame>
      <draw:custom-shape presentation:style-name="Mpr17" draw:text-style-name="MP5" draw:layer="backgroundobjects" svg:width="14.605cm" svg:height="3.81cm" svg:x="1.27cm" svg:y="1.27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vday-template-title" draw:layer="backgroundobjects" svg:width="13.968cm" svg:height="10.476cm" svg:x="3.81cm" svg:y="2.123cm" presentation:class="page"/>
        <draw:frame presentation:style-name="devday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8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9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9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adrienne yancey</meta:initial-creator>
    <meta:creation-date>2009-02-23T10:59:51</meta:creation-date>
    <dc:date>2012-08-28T17:09:17</dc:date>
    <dc:language>en-US</dc:language>
    <meta:editing-cycles>199</meta:editing-cycles>
    <meta:editing-duration>PT30H51M58S</meta:editing-duration>
    <dc:creator>Jeff Darcy</dc:creator>
    <meta:document-statistic meta:object-count="204"/>
    <meta:user-defined meta:name="Info 1"/>
    <meta:user-defined meta:name="Info 2"/>
    <meta:user-defined meta:name="Info 3"/>
    <meta:user-defined meta:name="Info 4"/>
  </office:meta>
</office:document-meta>
</file>